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paragraph-rsid="00184d3a"/>
    </style:style>
    <style:style style:name="P2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184d3a" officeooo:paragraph-rsid="00184d3a"/>
    </style:style>
    <style:style style:name="P3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184d3a" officeooo:paragraph-rsid="001a048d"/>
    </style:style>
    <style:style style:name="P4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1dc1a6" officeooo:paragraph-rsid="001dc1a6"/>
    </style:style>
    <style:style style:name="P5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 fo:break-before="page"/>
      <style:text-properties fo:font-variant="normal" fo:text-transform="none" fo:color="#000000" style:font-name="crocodoc-5Sfq6w-inv-f8" fo:font-size="9pt" fo:letter-spacing="normal" fo:font-style="normal" fo:font-weight="normal" officeooo:paragraph-rsid="00184d3a"/>
    </style:style>
    <style:style style:name="T1" style:family="text">
      <style:text-properties officeooo:rsid="00184d3a"/>
    </style:style>
    <style:style style:name="T2" style:family="text">
      <style:text-properties officeooo:rsid="00199a5d"/>
    </style:style>
    <style:style style:name="T3" style:family="text">
      <style:text-properties officeooo:rsid="001a048d"/>
    </style:style>
    <style:style style:name="T4" style:family="text">
      <style:text-properties officeooo:rsid="001a9d0e"/>
    </style:style>
    <style:style style:name="T5" style:family="text">
      <style:text-properties officeooo:rsid="001c5829"/>
    </style:style>
    <style:style style:name="T6" style:family="text">
      <style:text-properties officeooo:rsid="001dc1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168 #1-47; </text:p>
      <text:p text:style-name="P1"/>
      <text:p text:style-name="P2">1) When investigating the relationship between two quant variables, what graph should you use first?</text:p>
      <text:p text:style-name="P2"><text:tab/>A scatter plot</text:p>
      <text:p text:style-name="P2">3) What is the range of values the correlation coefficent can take?</text:p>
      <text:p text:style-name="P2"><text:tab/>R can be between -1 and 1</text:p>
      <text:p text:style-name="P2">5) Why do we call x the predictor variable?</text:p>
      <text:p text:style-name="P2"><text:tab/>Because x is used to predict or estimate y. Y is known as the response variable.</text:p>
      <text:p text:style-name="P2">7) Suppose two quantitative varibles have a negative relationship. What can we say about the values of the y variable as the x variable increases.</text:p>
      <text:p text:style-name="P2"><text:tab/>The value of y decreases as the value of x increases</text:p>
      <text:p text:style-name="P2">9) do scatter plot of xand y: x(1,2,3,4,5), y(2,2,3,4,4).</text:p>
      <text:p text:style-name="P2">11) scatter plot of x(-3,-1,3,4,5) y(-5,-15,-20,-25,-30)</text:p>
      <text:p text:style-name="P2"><text:tab/></text:p>
      <text:p text:style-name="P2"><text:tab/>characterize charts a) relationship between x and y b) what happens to y as x increases</text:p>
      <text:p text:style-name="P2">13) a) negative relationshp with a good correlation of r&lt;0 (approx -0.7?) b) as x increases y decreases</text:p>
      <text:p text:style-name="P2">15) a) positive relationship with r=1 b) as x increases y increases</text:p>
      <text:p text:style-name="P2">17) a) positive relationshp with a good correlation of r&gt;0 (approx 0.7?) b) as x increases y increases</text:p>
      <text:p text:style-name="P2">19) a) negative relationship with r=-1 b) as x increases y decreases</text:p>
      <text:p text:style-name="P2"/>
      <text:p text:style-name="P2"><text:tab/><text:span text:style-name="T3">calculate correlation coeff for 9 and 11</text:span></text:p>
      <text:p text:style-name="P2">21) <text:span text:style-name="T2">r= 0.949</text:span></text:p>
      <text:p text:style-name="P2">23<text:span text:style-name="T2">) r= -.967</text:span></text:p>
      <text:p text:style-name="P2"/>
      <text:p text:style-name="P2"><text:tab/><text:span text:style-name="T3">interpret value r from previous calc</text:span></text:p>
      <text:p text:style-name="P2">25<text:span text:style-name="T3">) positive relationship. As x increases y increases. The correlation fits the data very well</text:span></text:p>
      <text:p text:style-name="P2">27<text:span text:style-name="T3">) negative relationship. As x increases y decreases. The correlation fits the data very well</text:span></text:p>
      <text:p text:style-name="P2"/>
      <text:p text:style-name="P2"><text:tab/><text:span text:style-name="T3">table G says that .848 is the least number for a sample of 5</text:span></text:p>
      <text:p text:style-name="P2">29<text:span text:style-name="T3">) data is linearly correlated: positive correlation</text:span></text:p>
      <text:p text:style-name="P2">31<text:span text:style-name="T3">) data is linearly correlated: negative correlation</text:span></text:p>
      <text:p text:style-name="P2"/>
      <text:p text:style-name="P2"><text:tab/><text:span text:style-name="T3">identify which of the following plots represents a data set with correlation coeff</text:span></text:p>
      <text:p text:style-name="P2">33<text:span text:style-name="T3">) Near 1; i</text:span></text:p>
      <text:p text:style-name="P2">35<text:span text:style-name="T3">) Near -.5; iii</text:span></text:p>
      <text:p text:style-name="P2"/>
      <text:p text:style-name="P2"><text:tab/><text:span text:style-name="T3">values x and y in scatterplot a) reconstruct the data set, b) calculate r</text:span></text:p>
      <text:p text:style-name="P2">37<text:span text:style-name="T3">) i; a) x(1,2,3,4,5,6,7,8,9,10) y(1,3,3,4,6,6,7,7,9,11). b) r= 0.978</text:span></text:p>
      <text:p text:style-name="P3">39<text:span text:style-name="T3">) iii; a) x(1,2,3,4,5,6,7,8,9,10) y(7,8,7,6,6,5,6,5,7,6). b) r= -.522</text:span></text:p>
      <text:p text:style-name="P2"/>
      <text:p text:style-name="P2"><text:tab/><text:span text:style-name="T4">table G says for 10 points must have an r of 0.632</text:span></text:p>
      <text:p text:style-name="P2">41<text:span text:style-name="T4">) linearly correlated: positive correlation (wrong)</text:span></text:p>
      <text:p text:style-name="P2">43<text:span text:style-name="T4">) not linearly correlated</text:span></text:p>
      <text:p text:style-name="P2"/>
      <text:p text:style-name="P2"><text:tab/><text:span text:style-name="T4">does it pay to stay in school?</text:span></text:p>
      <text:p text:style-name="P2">45<text:span text:style-name="T4">) a) construct a scatterplot b) as x increases y decreases, r is -.826 and a max for linear correlation is 0.7ish for a sample of 7</text:span></text:p>
      <text:p text:style-name="P2">47<text:span text:style-name="T4">) yes they are, see answer to 45</text:span></text:p>
      <text:p text:style-name="P5"><text:span text:style-name="T1">P.181 #1-13</text:span></text:p>
      <text:p text:style-name="P2"/>
      <text:p text:style-name="P2">1<text:span text:style-name="T4">) What is the objective of regression analysis?</text:span></text:p>
      <text:p text:style-name="P2"><text:tab/><text:span text:style-name="T4">To be able to estimate for data points we have not taken</text:span></text:p>
      <text:p text:style-name="P2"><text:span text:style-name="T6">2) What is the regression equation?</text:span></text:p>
      <text:p text:style-name="P2"><text:tab/><text:span text:style-name="T4">The equation of a line Yhat = b1x +b0 where b1 is given by sum of mult of devx and devy divided by sum of the squared value of x minus xmean. And b0 is calculated by b0= yba – (b1 times xbar)</text:span></text:p>
      <text:p text:style-name="P4">3) How do we use the regression equation to make predictions?</text:p>
      <text:p text:style-name="P4"><text:tab/>If we have an x value, we use the line to estimate a value for y</text:p>
      <text:p text:style-name="P2">5<text:span text:style-name="T4">) define what is meant by extrapolation</text:span></text:p>
      <text:p text:style-name="P2"><text:tab/><text:span text:style-name="T5">extrapolation is when you estimate data that is outside of your sample space</text:span></text:p>
      <text:p text:style-name="P2"/>
      <text:p text:style-name="P2"><text:tab/><text:span text:style-name="T5">slopd b1 positive? Negative? Zero?</text:span></text:p>
      <text:p text:style-name="P2">7<text:span text:style-name="T4">) positive (wrong)</text:span></text:p>
      <text:p text:style-name="P2">9<text:span text:style-name="T4">) positive</text:span></text:p>
      <text:p text:style-name="P2">11<text:span text:style-name="T4">) zero (wrong)</text:span></text:p>
      <text:p text:style-name="P2"/>
      <text:p text:style-name="P2"><text:tab/><text:span text:style-name="T5">calculate b1, calculate b0, write equation</text:span></text:p>
      <text:p text:style-name="P2">13<text:span text:style-name="T4">) b1 = 3.4, b0=-1.5, y = 3.4x -1.5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4-30T06:45:10.188332596</meta:creation-date>
    <dc:date>2016-04-30T12:57:07.864123113</dc:date>
    <dc:creator>otto </dc:creator>
    <meta:editing-duration>PT5H56M2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528" meta:character-count="2946" meta:non-whitespace-character-count="2449"/>
  </office:meta>
</office:document-meta>
</file>